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Quicksand" svg:font-family="Quicksand,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6"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9900"/>
    </style:style>
    <style:style style:name="P10"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1"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2"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3"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4" style:family="paragraph" style:parent-style-name="Standard">
      <style:paragraph-properties fo:margin-top="0cm" fo:margin-bottom="0.353cm" fo:line-height="115%" fo:text-align="start" style:justify-single-word="false"/>
      <style:text-properties fo:color="#000000" style:font-name="Times New Roman"/>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7"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9"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20"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21"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22" style:family="paragraph" style:parent-style-name="Standard">
      <style:paragraph-properties fo:margin-top="0cm" fo:margin-bottom="0.353cm" fo:line-height="115%" fo:text-align="start" style:justify-single-word="false"/>
      <style:text-properties fo:font-variant="normal" fo:text-transform="none" fo:color="#0000cc" style:font-name="Times New Roman" fo:letter-spacing="normal" fo:font-style="normal" fo:font-weight="normal" style:font-style-asian="normal" style:font-style-complex="normal"/>
    </style:style>
    <style:style style:name="P23" style:family="paragraph" style:parent-style-name="Standard">
      <style:paragraph-properties fo:margin-top="0cm" fo:margin-bottom="0.353cm" fo:line-height="115%" fo:text-align="start" style:justify-single-word="false"/>
    </style:style>
    <style:style style:name="P24" style:family="paragraph" style:parent-style-name="Standard">
      <style:paragraph-properties fo:margin-top="0cm" fo:margin-bottom="0.353cm" fo:line-height="115%" fo:text-align="start" style:justify-single-word="false"/>
      <style:text-properties fo:font-weight="bold" style:font-weight-asian="bold" style:font-weight-complex="bold"/>
    </style:style>
    <style:style style:name="P25" style:family="paragraph" style:parent-style-name="Text_20_body">
      <style:paragraph-properties fo:margin-top="0cm" fo:margin-bottom="0cm" fo:padding="0.049cm" fo:border="0.002cm solid #d9d9e3"/>
      <style:text-properties fo:font-size="12pt" style:font-size-asian="12pt" style:font-size-complex="12pt"/>
    </style:style>
    <style:style style:name="P26"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text-properties fo:color="#009900"/>
    </style:style>
    <style:style style:name="P29"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30"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fo:color="#00cc00" style:font-name="Times New Roman"/>
    </style:style>
    <style:style style:name="P33" style:family="paragraph" style:parent-style-name="Text_20_body">
      <style:paragraph-properties fo:padding="0.049cm" fo:border="0.002cm solid #d9d9e3"/>
      <style:text-properties fo:color="#009900"/>
    </style:style>
    <style:style style:name="P3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5"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font-size-asian="12pt" style:font-size-complex="12pt"/>
    </style:style>
    <style:style style:name="T5" style:family="text">
      <style:text-properties fo:font-variant="normal" fo:text-transform="none" fo:color="#000000" style:font-name="Times New Roman" fo:font-size="15pt" fo:letter-spacing="normal" fo:font-style="normal" style:font-size-asian="15pt" style:font-size-complex="15pt"/>
    </style:style>
    <style:style style:name="T6" style:family="text">
      <style:text-properties fo:font-variant="normal" fo:text-transform="none" fo:color="#000000" style:font-name="Times New Roman" fo:font-size="15pt" fo:letter-spacing="normal" fo:font-style="normal" fo:font-weight="normal" style:font-size-asian="15pt" style:font-size-complex="15pt"/>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normal" style:font-style-asian="normal" style:font-style-complex="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800000" style:font-name="Times New Roman" fo:letter-spacing="normal" fo:font-style="normal" fo:font-weight="normal" fo:background-color="transparent" style:font-name-asian="Calibri"/>
    </style:style>
    <style:style style:name="T11" style:family="text">
      <style:text-properties fo:font-variant="normal" fo:text-transform="none" fo:color="#ff3333" style:font-name="Times New Roman" fo:font-size="12pt" fo:letter-spacing="normal" fo:font-style="normal" fo:font-weight="normal" style:font-size-asian="12pt" style:font-size-complex="12pt"/>
    </style:style>
    <style:style style:name="T12"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3"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font-size="15pt" fo:letter-spacing="normal" fo:font-style="normal" fo:font-weight="normal" style:font-size-asian="15pt" style:font-size-complex="15pt"/>
    </style:style>
    <style:style style:name="T18" style:family="text">
      <style:text-properties fo:font-variant="normal" fo:text-transform="none" fo:font-size="15pt" fo:letter-spacing="normal" fo:font-style="normal" style:font-size-asian="15pt" style:font-size-complex="15pt"/>
    </style:style>
    <style:style style:name="T19" style:family="text">
      <style:text-properties fo:font-variant="normal" fo:text-transform="none" style:font-name="Times New Roman" fo:font-size="15pt" fo:letter-spacing="normal" fo:font-style="normal" style:font-size-asian="15pt" style:font-size-complex="15pt"/>
    </style:style>
    <style:style style:name="T20" style:family="text">
      <style:text-properties fo:font-variant="normal" fo:text-transform="none" fo:color="#009900" style:font-name="Times New Roman" fo:font-size="12pt" fo:letter-spacing="normal" fo:font-style="normal" fo:font-weight="normal" style:font-size-asian="12pt" style:font-size-complex="12pt"/>
    </style:style>
    <style:style style:name="T21" style:family="text">
      <style:text-properties fo:color="#000000"/>
    </style:style>
    <style:style style:name="T22" style:family="text">
      <style:text-properties fo:color="#000000" style:font-name="Times New Roman" fo:font-size="12pt"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5pt" style:font-size-asian="15pt" style:font-size-complex="15pt"/>
    </style:style>
    <style:style style:name="T25" style:family="text">
      <style:text-properties fo:font-size="12pt" style:font-size-asian="12pt" style:font-size-complex="12pt"/>
    </style:style>
    <style:style style:name="T26" style:family="text">
      <style:text-properties fo:color="#800000" style:font-name="Times New Roman" fo:font-weight="normal" fo:background-color="transparent" style:font-name-asian="Calibri"/>
    </style:style>
    <style:style style:name="T27" style:family="text">
      <style:text-properties fo:color="#800000" style:font-name="Times New Roman" fo:font-weight="normal" fo:background-color="transparent" style:font-name-asian="Calibri" style:font-name-complex="Times New Roman"/>
    </style:style>
    <style:style style:name="T28"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29" style:family="text">
      <style:text-properties style:font-name-complex="Times New Roman"/>
    </style:style>
    <style:style style:name="T30"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style:style style:name="T31" style:family="text">
      <style:text-properties fo:color="#009900"/>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7"/>
      <text:p text:style-name="P30">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p>
      <text:p text:style-name="P30"/>
      <text:p text:style-name="P32"><text:span text:style-name="T14">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text:span><text:span text:style-name="T14"> </text:span></text:p>
      <text:p text:style-name="P31"/>
      <text:p text:style-name="P28">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33">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33">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33">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33">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9"/>
      <text:p text:style-name="P28"><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8"/>
      <text:p text:style-name="P29">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29">நல்லூர் கந்தசுவாமி கோவில்),</text:span> un sanctuaire sacré dédié à l'adoration des divinités hindoues. Chaque pierre et chaque prière en font un lieu où se mêlent spiritualité et ferveur inébranlable. De même, la Bibliothèque de Jaffna (<text:span text:style-name="T29">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28"/>
      <text:p text:style-name="P28">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8"/>
      <text:p text:style-name="P28">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8"/>
      <text:p text:style-name="P28">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5"/>
      <text:p text:style-name="P25"/>
      <text:p text:style-name="P25"/>
      <text:p text:style-name="P26"/>
      <text:p text:style-name="P3"><text:soft-page-break/>Le pays a adopté comme système politique une démocratie. Il y a donc un parlement et plusieurs partis politiques.</text:p>
      <text:p text:style-name="P3"/>
      <text:p text:style-name="P2"><text:span text:style-name="T23">En 1956 , le </text:span><text:span text:style-name="T22">«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
      <text:p text:style-name="P1">Le début de l'année 1974 est marqué par un triste événement pour les tamouls de l'Eelam. En effet , du 3 au 10 janvier s'est déroulée la Conférence mondiale tamoule (<text:span text:style-name="T29">உலகத் தமிழ் மாநாடு</text:span>). Il s'agit d'une série de conférences qui discutent sur l'évolution de la langue tamoule. Elle peut avoir lieu dans n'importe quelle ville du monde et en 1974 elle a eu lieu à Jaffna. Il s'agissait de la quatrième édition de cette conférence. Lors du dernier événement de la conférence, la police sri-lankaise a ouvert le feu. Ils ont également coupés les fils électriques , entraînant la mort de 11 participants.</text:p>
      <text:p text:style-name="P2"><text:span text:style-name="T25">Dans son rapport du 18 février 1974 ,la commission d'enquête sur cette tragédie estime que la police est coupable de cet incident. Pourtant, l'inspecteur de police responsable de cet incident, Mr.Chandrasekara a été promu par le premier ministre </text:span><text:span text:style-name="T3">Srimavo Bandaranayaka.</text:span></text:p>
      <text:p text:style-name="P1"/>
      <text:p text:style-name="P1">En mai de la même année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 Les forces de sécurité ont alors réagi de manière violente en tuant plusieurs manifestants.</text:p>
      <text:p text:style-name="P1"/>
      <text:p text:style-name="P1"/>
      <text:p text:style-name="P11">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1">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text:soft-page-break/>création marque le début d'une guerre civile.</text:p>
      <text:p text:style-name="P2"><text:span text:style-name="T25">Prabhakaran est né dans la ville de </text:span><text:span text:style-name="T2">Valvettithurai</text:span><text:span text:style-name="T22"> le 26 novembre 1954. Il a alors 22 ans lorsqu'il fonde le LTTE. D'après lui seul la création d'un Etat indépendant permettrait aux tamouls de vivre en sécurité.</text:span></text:p>
      <text:p text:style-name="P7"/>
      <text:p text:style-name="P7"/>
      <text:p text:style-name="P7"/>
      <text:p text:style-name="P7">Les tigres sont majoritairement composés de jeunes tamouls prêts à se battre pour la cause.</text:p>
      <text:p text:style-name="P7">Lors de la créations du LTTE , les tigres avaient des armes légères qu'ils ont obtenus lors de raids contre les forces de sécurité du gouvernement sri-lankais. Ils ont également fabriqués des engins explosifs par eux-mêmes. </text:p>
      <text:p text:style-name="P7"/>
      <text:p text:style-name="P1">Dans tout conflit armé il y a toujours des pertes civiles comme militaires.</text:p>
      <text:p text:style-name="P1"/>
      <text:p text:style-name="P1"/>
      <text:p text:style-name="P10"><text:span text:style-name="T16">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9">De plus au parlement, certains députés cinghalais ont même suggéré à la population tamoule de retourner en Inde.</text:span><text:span text:style-name="T16">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6"/>
      <text:p text:style-name="P6"/>
      <text:p text:style-name="P6">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20">Malheureusement, faute de traitement médical approprié, l'état de Shankar s'est rapidement détérioré. Ses derniers mots ont été adressés à Prabhakaran, qu'il affectionnait en l'appelant "thambi", c'est-à-dire son jeune frère. </text:span><text:span text:style-name="T20">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7"> </text:span><text:span text:style-name="T20"><text:line-break/></text:span></text:p>
      <text:p text:style-name="P1"/>
      <text:p text:style-name="P1"><text:soft-page-break/></text:p>
      <text:p text:style-name="P1">L'année 1983 est connu pour un événement très triste pour la communauté tamoule : le black july.</text:p>
      <text:p text:style-name="P1">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7"><text:span text:style-name="T16">Le bilan des conséquences pour la communauté tamoule est terrible :</text:span> </text:p>
      <text:p text:style-name="P5"/>
      <text:p text:style-name="P2"><text:span text:style-name="Strong_20_Emphasis"><text:span text:style-name="T5">–</text:span></text:span><text:span text:style-name="T6"> </text:span><text:span text:style-name="T2">Environ 200 000 Tamouls ont été contraints de devenir des réfugiés à la suite de ces événements.</text:span><text:span text:style-name="T22"> <text:line-break/></text:span><text:span text:style-name="Strong_20_Emphasis"><text:span text:style-name="T18">–</text:span></text:span><text:span text:style-name="T17"> </text:span><text:span text:style-name="T22">On estime que près de 3000 Tamouls ont perdu la vie.</text:span></text:p>
      <text:p text:style-name="P7"><text:span text:style-name="Strong_20_Emphasis"><text:span text:style-name="T18">–</text:span></text:span><text:span text:style-name="T17"> </text:span><text:span text:style-name="T16">Les dégâts matériels ont été considérables, avec environ 8000 maisons et 5000 commerces appartenant à la communauté tamoule détruits.</text:span> </text:p>
      <text:p text:style-name="P7"><text:span text:style-name="Strong_20_Emphasis"><text:span text:style-name="T18">–</text:span></text:span><text:span text:style-name="T17"> </text:span><text:span text:style-name="T16">Aucune enquête publique n'a été diligentée pour examiner les causes et les responsabilités après ces émeutes dévastatrices.</text:span> </text:p>
      <text:p text:style-name="P7"><text:span text:style-name="Strong_20_Emphasis"><text:span text:style-name="T18">–</text:span></text:span><text:span text:style-name="T17"> </text:span><text:span text:style-name="T16">Des rapports indépendants suggèrent unanimement que les violences ont été attribuées au gouvernement, selon des sources non-officielles.</text:span></text:p>
      <text:p text:style-name="P4"/>
      <text:p text:style-name="P4"/>
      <text:p text:style-name="P4">La souffrance d'innocents tamouls a continué les années suivantes.</text:p>
      <text:p text:style-name="P10"><text:span text:style-name="T21">Par exemple le 6 janvier 1985 a eu lieu un événement tragique : le massacre de l'église de Vankalai dans la ville de Mannar.</text:span> <text:span text:style-name="T21">Le révérend Bastian, prêtre catholique respecté, était là pour défendre les civils pris dans les affrontements entre l'armée srilankaise et le LTTE.</text:span> Son engagement humanitaire et son plaidoyer contre les atrocités de l'armée envers les civils tamouls ont joué un rôle crucial. En 1984, lors des offensives militaires dans la région de Mannar, le révérend Bastian et le révérend Jeyarajasingham de l'église méthodiste de Murunkan ont lancé une campagne pour dénoncer les violences de l'armée contre les civils tamouls, cherchant à attirer l'attention des organisations internationales de défense des droits de l'homme.</text:p>
      <text:p text:style-name="P10">Suite à une attaque à la mine terrestre le 4 décembre 1984, où plusieurs soldats ont perdu la vie, l'armée srilankaise a répliqué de manière brutale en tuant des centaines de civils tamouls travaillant dans leurs rizières. Le 13 décembre 1984, le pasteur Jeyarajasingham a été abattu par l'armée srilankaise alors qu'il était dans son véhicule. Malgré les menaces, le révérend Bastian a courageusement contribué à rassembler les dépouilles des victimes pour les remettre aux autorités. Le 31 décembre 1984, l'armée a averti le révérend Bastian de ne pas s'immiscer dans ses opérations.</text:p>
      <text:p text:style-name="P7"><text:span text:style-name="T31">Le 6 janvier 1985, l'armée a encerclé Vankalai et a ouvert le feu sur l'église Sainte-Anne locale, tuant le révérend Bastian et d'autres civils. Des témoins oculaires rapportent que l'armée a traîné le corps du révérend Bastian jusqu'à un lieu secret. </text:span>Bien que le gouvernement ait catégoriquement nié toutes les allégations contre l'armée srilankaise, le massacre de Vankalai montre la perte de vies innocentes </text:p>
      <text:p text:style-name="P1"/>
      <text:p text:style-name="P11"/>
      <text:p text:style-name="P11"/>
      <text:p text:style-name="P12">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text:soft-page-break/>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12"/>
      <text:p text:style-name="P13"><text:span text:style-name="T27">Le premier tigre noir , </text:span><text:span text:style-name="T10">Vallipuram Vasanthan dit « Captain Miller »</text:span><text:span text:style-name="T26"> est né le 1er janvier 1966. <text:s text:c="8"/>Le 05 juillet 1987, il attaque une base de l'armée sri-lankaise dans une école à Nelliady en conduisant un camion rempli d'explosifs. <text:s text:c="8"/></text:span></text:p>
      <text:p text:style-name="P12"/>
      <text:p text:style-name="P12">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2"/>
      <text:p text:style-name="P12">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de la paix » , plus connue sous le nom d'IPKF (Indian Peace Keeping Force) au Tamil Eelam. L'objectif de l'IPKF était de désarmer le LTTE.</text:p>
      <text:p text:style-name="P12"/>
      <text:p text:style-name="P23"><text:span text:style-name="T30"><text:s/>Pendant cette période , u</text:span><text:span text:style-name="T28">n des membres du LTTE a une histoire très connue et intéréssante. Il s'appelait : </text:span><text:span text:style-name="T11">Rasaiah Parthipan </text:span><text:span text:style-name="T12">(</text:span><text:span text:style-name="T13">இராசையா <text:s text:c="3"/>பார்த்திபன)</text:span><text:span text:style-name="T11">.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5">Cependant après les évènements de juillet noir il décida de rejoindre les tigres tamouls et pris le nom de guerre de “Thileepan”.</text:p>
      <text:p text:style-name="P15">En 1987 le LTTE avait formulé 5 demandes importantes au gouvernement indien:</text:p>
      <text:p text:style-name="P15"><text:span text:style-name="Strong_20_Emphasis"><text:span text:style-name="T24">–</text:span></text:span>libérer tous les prisonniers politiques tamouls enfermés par l'effet de la loi sur la prévention du terrorisme.</text:p>
      <text:p text:style-name="P14"><text:soft-page-break/><text:span text:style-name="Strong_20_Emphasis"><text:span text:style-name="T19">–</text:span></text:span><text:span text:style-name="T15">a</text:span><text:span text:style-name="T14">rrêter l'expansion de la colonisation cinghalaise sur les terres tamoules déguisée sous le prétexte de "réhabilitation" en attendant d'établir un conseil administratif temporaire</text:span></text:p>
      <text:p text:style-name="P16"><text:span text:style-name="Strong_20_Emphasis"><text:span text:style-name="T24">–</text:span></text:span>mettre un terme à la construction de postes de police dans les régions du Nord et de l'Est</text:p>
      <text:p text:style-name="P16"><text:span text:style-name="Strong_20_Emphasis"><text:span text:style-name="T24">–</text:span></text:span>désarmer les "home guards" et retirer l'armée ainsi que la police des établissements scolaires et des collèges.</text:p>
      <text:p text:style-name="P18"><text:span text:style-name="Strong_20_Emphasis"><text:span text:style-name="T24">–</text:span></text:span>abroger la loi d'urgence</text:p>
      <text:p text:style-name="P18"/>
      <text:p text:style-name="P18">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8">Le deuxième jour de la grève de la faim (le 16 septembre), alors que la fatigue apparu peu à peu , Thileepan demanda un microphone pour parler 2 minutes. Voici son discours :</text:p>
      <text:p text:style-name="P18"/>
      <text:p text:style-name="P18"/>
      <text:p text:style-name="P20">« Vanakkam à mon peuple bien-aimé. Comme je suis incapable de me tenir debout et de parler, je vais m'asseoir tout en parlant.</text:p>
      <text:p text:style-name="P20">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20"/>
      <text:p text:style-name="P20">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20"/>
      <text:p text:style-name="P20">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20"/>
      <text:p text:style-name="P20"><text:soft-page-break/></text:p>
      <text:p text:style-name="P20"/>
      <text:p text:style-name="P19">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9">Les jours suivants, sa santé s'est détériorée au fur et à mesure et la nouvelle concernant sa grève de la faim a fait le tour du monde. En Inde dans l'Etat du Tamil Nadu , la grève de la faim de Thileepan a même fait la une des journaux.</text:p>
      <text:p text:style-name="P19">Thileepan est décédé le 26 septembre au bout de 12 jours de grève de la faim.</text:p>
      <text:p text:style-name="P19">Le 28 septembre son corps a été donné au département médical de l'université de Jaffna comme il le souhaitait. Son décès a été une très grande tristesse pour la communauté tamoule.</text:p>
      <text:p text:style-name="P22">Le décès de Thileepan a marqué un tournant décisif dans le conflit entre l'Indian Peace Keeping Force (IPKF) et les Tigres de libération de l'Îlam tamoul (LTTE). Cet événement, survenu en septembre 1987, a exacerbé les tensions entre les deux groupes. En octobre de la même année, l'IPKF a intensifié ses opérations en ciblant la ville de Jaffna, marquant un tournant majeur dans cette période tumultueuse. Cette opération, connue sous le nom d'Opération Pawan, a pris de l'ampleur. Le 10 octobre, Maalathy, une combattante courageuse du LTTE, a tragiquement perdu la vie, devenant ainsi la première femme membre de l'organisation à être tuée.</text:p>
      <text:p text:style-name="P22">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p>
      <text:p text:style-name="P19">Un événement connu dse l'opération Pawan est l'incident de l'université de Jaffna. En effet d'après plusieurs sources, le 12 octobre 1987, un groupe militant tamoul qui pourrait appartenir au LTTE s'était retranché au sein de la faculté. Les forces de l'IPKF ont pénétré dans l'établissement en atterrissant par hélicoptère. Le bilan humain est controversé, mais il est évident que des étudiants et des membres du personnel de l'université ont perdu la vie. De plus cet événement a suscité la critique chez la communauté tamoule. En effet l'université de Jaffna est un lieu très symbolique pour les tamouls et l'intervention militaire dans un lieu éducatif peut-être remis en question. </text:p>
      <text:p text:style-name="P21"/>
      <text:p text:style-name="P21">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text:soft-page-break/>de l'histoire, illustrant les défis du maintien de la paix dans des conflits internes.</text:p>
      <text:p text:style-name="P19"/>
      <text:p text:style-name="P21">Le 27 novembre 1989, exactement sept ans après le décès du premier combattant du LTTE, le lieutenant Shankar, les Tigres ont officiellement désigné cette date comme le « Maaveerar Naal » (மாவீரர் நாள்). Cet événement annuel commémore tous les soldats ayant sacrifié leur vie pour la cause tamoule. À cette occasion, des cérémonies solennelles ont été organisées dans les zones sous contrôle du LTTE, incluant des discours émouvants, des défilés solennels et des hommages rendus aux membres défunts du LTTE. Ces rassemblements communautaires ont permis aux Tamouls d'exprimer leur solidarité envers la lutte pour l'indépendance tamoule et de rendre hommage à ceux ayant consenti le sacrifice ultime dans cette bataille. Le Maaveerar Naal revêt une importance capitale pour les Tamouls, symbolisant à la fois la commémoration des sacrifices consentis et l'unité dans leur quête pour l'indépendance. Dans un chapitre bonus, nous explorerons en détail l'importance et la profonde signification de cette journée pour la communauté tamoule.</text:p>
      <text:p text:style-name="P21"/>
      <text:p text:style-name="P21">Au cœur de ces commémorations se trouvaient les Thuyilum Illam (<text:span text:style-name="T29">துயிலும் இல்லம்</text:span>). Ces lieux de repos sacrés étaient dispersés dans les zones contrôlées par le LTTE et sont devenus des sites centraux pour les hommages. Les Tamouls se rendaient en grand nombre dans ces cimetières spéciaux pour se recueillir et honorer la mémoire des combattants tombés au combat. Ornés de drapeaux et de fleurs, les Thuyilum Illam étaient le théâtre de prières et de cérémonies de commémoration. Chaque Thuyilum Illam était un témoignage poignant du sacrifice et de la détermination des combattants tombés au service de la cause tamoule. Les noms des martyrs étaient souvent gravés sur des stèles et des monuments commémoratifs, perpétuant le souvenir de leur dévouement et de leur courage. Ces lieux sont devenus des symboles de résilience pour la communauté tamoule, incarnant à la fois la perte et la détermination à poursuivre la lutte pour l'indépendance.</text:p>
      <text:p text:style-name="P21"/>
      <text:p text:style-name="P21">Les Thuyilum Illam étaient des sites vénérés où les familles et les partisans se rassemblaient, non seulement lors du Maaveerar Naal, mais également tout au long de l'année, afin de se souvenir des sacrifices consentis et de nourrir l'espoir d'un avenir où les aspirations tamoules seraient reconnues et respectées.</text:p>
      <text:p text:style-name="P21"/>
      <text:p text:style-name="P19">Après le retrait de l'IPKF, le 21 mai 1991, lors d'un rassemblement électoral à Sriperumbudur, au Tamil Nadu, Rajiv Gandhi a été assassiné par une femme nommée Thenmozhi Rajaratnam, alias Dhanu, soupçonnée d'être membre du LTTE. L'attaque suicide s'est produit lorsque Dhanu s'est approchée de Rajiv Gandhi pour lui faire la révérence, déclenchant une explosion à laquelle plusieurs personnes ont perdu la vie, y compris Rajiv Gandhi. Cet assassinat a été attribué au LTTE et a eu un impact significatif sur l'Inde et le Sri Lanka à ce moment-là. Les réactions de Prabhakaran et d'Anton Balasingham, proche conseiller de Prabhakaran et porte-parole du LTTE, concernant la mort de Rajiv Gandhi ont été diverses. Prabhakaran n'a jamais publiquement admis ou nié la responsabilité directe de l'organisation dans l'assassinat de Rajiv Gandhi. Cependant, le LTTE a été largement accusé et considéré comme responsable de cet acte. Prabhakaran, connu pour sa <text:soft-page-break/>discrétion dans les médias, n'a pas explicitement commenté l'incident. Anton Balasingham, en tant que porte-parole du LTTE, a également adopté une position évasive concernant l'implication du LTTE dans l'assassinat. Il a souvent exprimé des condoléances à la famille de Rajiv Gandhi tout en évitant de confirmer ou de nier directement la responsabilité du LTTE. Il est important de noter que malgré les accusations et les preuves potentielles reliant le LTTE à l'assassinat, l'organisation n'a jamais officiellement reconnu sa responsabilité. Les commentaires publics de Prabhakaran et Balasingham sur cette question étaient souvent vagues et évitaient de confirmer ou de nier l'implication directe du LTTE dans cet événement tragique.</text:p>
      <text:p text:style-name="P19"/>
      <text:p text:style-name="P19"/>
      <text:p text:style-name="P19"/>
      <text:p text:style-name="P21">Entre 1990 et 1995, le Sri Lanka a été confronté à une période de conflit intense entre le LTTE et le gouvernement srilankais, marquée par plusieurs événements majeurs.</text:p>
      <text:p text:style-name="P21">Tout a commencé avec l'accord de cessez-le-feu de 1990, issu de l'Accord de Paix Indo-Lanka signé en 1987 entre l'Inde et le Sri Lanka. Cet accord visait à apaiser les tensions en accordant une certaine autonomie aux provinces à majorité tamoule en échange de la fin de la rébellion armée. Malheureusement, des violations ont surgi des deux côtés, et en 1993, le LTTE a déclaré l'accord invalide, reprochant au gouvernement de ne pas respecter ses engagements.</text:p>
      <text:p text:style-name="P21">Cette période a également été marquée par l'assassinat du président srilankais Ranasinghe Premadasa en 1993.<text:span text:style-name="T21"> Bien que le LTTE n'ait pas revendiqué cet acte, certains membres de la communauté cinghalaise en soupçonnent d'être l'auteur. Après le décès de Premadasa , c'est ensuite Chandrika Kumaratnuga , une membre du Sri Lanka Freedom Party, qui a été élue présidente.</text:span></text:p>
      <text:p text:style-name="P21">La rupture de l'accord de cessez-le-feu a entraîné une escalade des combats. Les affrontements entre le LTTE et les forces gouvernementales ont repris avec vigueur, notamment dans les zones à prédominance tamoule du nord et de l'est du pays. Cette reprise des hostilités a causé d'importantes pertes humaines des deux côtés et a plongé la population civile dans une situation de souffrance et d'insécurité croissantes.</text:p>
      <text:p text:style-name="P24"><text:span text:style-name="T8">Juillet 1995 est encore un très triste événement pour la communauté tamoule. En effet dans le village de Navaly à Jaffna , il y avait beaucoup de tamouls dans l'église catholique Saint-Pierre et Sain-Paul et dans le temple hindou </text:span><text:span text:style-name="T4">Sri Kathirgama Murugan</text:span><text:span text:style-name="T8">. Ces derniers s'étaient réfugiés pour se mettre à l'abri de la guerre. D'après plusieurs survivants , le 9 juillet dans l'après midi , un avion de l'armée sri-lankaise a bombardé ces deux lieux , faisant au moins une centaine de morts et plusieurs blessés. Ce massacre est vraiment triste car beaucoup d'innocents tamils ont soufferts. La présidente du Sri Lanka , Chandrika Kumaratunga a nié la responsabilité de l'armée sri-lankaise dans ce massacre, alors que plusieurs enquêtes indépendantes confirment le contraire.</text:span></text:p>
      <text:p text:style-name="P21"/>
      <text:p text:style-name="P17">Malheureusement la souffrance de la population civile ne s'est pas arrêtée à là. En septembre 1995, le gouvernement sri-lankais a établi des mesures d'urgences qui permettent la censure <text:soft-page-break/>sur les articles de guerre. Un ou plusieurs membres du gouvernement devaient analyser les articles avant d'autoriser les médias à les publier. Le 22 septembre l'armée sri-lankaise bombarde l'école Nagarkovil Maha Vidyalayam à Jaffna. Il y avait 750 enfants dans l'école en pause déjeuner à ce moment là. Le bilan des frappes aériennes est terrible car il fait état de 71 morts et 150 blessés. De plus concernant les blessés beaucoup d'enfants ont été amputés , se retrouvant ainsi en situation de handicap. La Croix-Rouge internationale à visité les lieux et la scène est dramatique. Des traces de sang, des morceaux de chair humaine et des manuels scolaires ont été retrouvés d'après plusieurs rapports de presse.</text:p>
      <text:p text:style-name="P21"/>
      <text:p text:style-name="P21">En octobre 1995, le gouvernement sri-lankais a lancé l'opération Riviresa, une vaste offensive militaire pour reprendre le contrôle des territoires tenus par le LTTE, principalement dans le nord du pays. Cette offensive a marqué un tournant dans le conflit, marquant une escalade majeure des hostilités.</text:p>
      <text:p text:style-name="P21">Ainsi, ces années ont été caractérisées par une série d'événements tumultueux, des tentatives infructueuses pour maintenir la paix et une escalade du conflit entre le LTTE et le gouvernement sri-lankais, jetant les bases de développements ultérieurs tragiques dans l'histoire du Sri Lanka.</text:p>
      <text:p text:style-name="P21">Ensuite en <text:s/>1997, malgré les pourparlers initiés par la Norvège pour parvenir à un accord de paix, les efforts de médiation n'ont pas abouti à une résolution durable du conflit.</text:p>
      <text:p text:style-name="P21">Cette période a <text:span text:style-name="T21">donc </text:span>été marquée par la persistance des affrontements armés malgré des initiatives de médiation et des tentatives de résolution pacifique. Le conflit entre le LTTE et le gouvernement sri-lankais est resté dans une impasse, sans perspective claire d'une résolution durable.</text:p>
      <text:p text:style-name="P21"/>
      <text:p text:style-name="P21"/>
      <text:p text:style-name="P21"/>
      <text:p text:style-name="P21">EN PLUS ;</text:p>
      <text:p text:style-name="P21">Captain Pandithar</text:p>
      <text:p text:style-name="P21">Major Sothiya</text:p>
      <text:p text:style-name="P21">Trinco 5</text:p>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Chapitre : La Diaspora Tamoule à Travers le Monde**</text:p>
      <text:p text:style-name="P21"/>
      <text:p text:style-name="P21">La diaspora tamoule, dispersée à travers le monde, incarne une richesse culturelle et une diversité d'expériences. Ce chapitre examine la présence et l'influence de la diaspora tamoule dans différents pays, mettant en lumière ses contributions et les défis rencontrés dans des contextes variés.</text:p>
      <text:p text:style-name="P21"/>
      <text:p text:style-name="P21">En France, la diaspora tamoule joue un rôle central dans la préservation de la culture tamoule. Elle contribue de manière significative à la vie sociale et économique du pays, avec des associations culturelles et des événements festifs qui témoignent de cette préservation culturelle. Un élément notable de cette expérience en France réside dans le fait que beaucoup de membres de la diaspora tamoule ne connaissaient pas la langue française à leur arrivée, contrairement aux Tamils de Pondichéry <text:span text:style-name="T21">(une ville du Tamil Nadu),</text:span> qui peuvent souvent avoir une familiarité avec le français. Malgré cette barrière linguistique initiale, la diaspora tamoule a su se débrouiller et s'intégrer avec succès, démontrant ainsi sa résilience et sa capacité d'adaptation.</text:p>
      <text:p text:style-name="P21"/>
      <text:p text:style-name="P21">La diaspora tamoule au Canada a une histoire de migration qui a commencé dans les années 1940 et 1950, avec les premiers arrivants cherchant des opportunités éducatives et professionnelles. Principalement présente à Toronto, Vancouver, Montréal et Ottawa, la communauté tamoule contribue à la diversité culturelle du pays. Les traditions tamoules sont préservées à travers des temples, associations culturelles et festivals comme Pongal, Deepavali et Thaipusam, célébrés pour partager la culture avec la société canadienne.Engagée dans des activités communautaires et éducatives, la diaspora tamoule a créé des organisations caritatives soutenant les nouveaux arrivants et encourageant l'autonomisation des jeunes.Malgré les défis d'adaptation culturelle et linguistique, la résilience de la communauté tamoule se manifeste dans ses succès professionnels et ses contributions économiques, enrichissant la diversité canadienne.</text:p>
      <text:p text:style-name="P21"/>
      <text:p text:style-name="P21">Au-delà de ces <text:s/>pays, la diaspora tamoule s'étend à d'autres pays du globe.</text:p>
      <text:p text:style-name="P21"/>
      <text:p text:style-name="P21"/>
      <text:p text:style-name="P21"/>
      <text:p text:style-name="P21"/>
      <text:p text:style-name="P21"/>
      <text:p text:style-name="P21"/>
      <text:p text:style-name="P21"/>
      <text:p text:style-name="P21"><text:soft-page-break/>Les Tamouls de l'Eelam et les Kurdes se distinguent en tant que deux groupes ethniques distincts, partageant des similitudes marquées dans leur histoire et leurs revendications territoriales. Les Tamouls de l'Eelam, tout comme les Kurdes, possèdent des langues, des cultures et des identités uniques qui se démarquent nettement des populations environnantes.</text:p>
      <text:p text:style-name="P21">Ces deux groupes ont des aspirations territoriales, cherchant à établir un État ou une autonomie dans des régions spécifiques où ils sont historiquement enracinés. Les Tamouls de l'Eelam revendiquent une région du Sri Lanka, tandis que les Kurdes aspirent à une autonomie ou à la création d'un État dans des zones de Turquie, d'Irak, d'Iran et de Syrie.</text:p>
      <text:p text:style-name="P21">Les Tamouls de l'Eelam et les Kurdes ont été impliqués dans des conflits internes avec les gouvernements de leurs pays respectifs, luttant souvent pour une plus grande autonomie ou des droits politiques pour leur communauté. Leur désir commun est de gouverner leurs propres territoires, avec des revendications d'indépendance ou d'autonomie politique fréquemment exprimées.</text:p>
      <text:p text:style-name="P21">Ces deux groupes ont également partagé des expériences d'oppression, de discrimination et de marginalisation de la part des gouvernements et des populations majoritaires de leurs pays respectifs. Il est toutefois essentiel de noter que chaque groupe possède ses propres particularités historiques, culturelles et politiques distinc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Quicksand" svg:font-family="Quicksand,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4-01-28T19:37:08.30</dc:date>
    <meta:editing-duration>P2DT13H31M19S</meta:editing-duration>
    <meta:editing-cycles>133</meta:editing-cycles>
    <meta:generator>OpenOffice/4.1.15$Win32 OpenOffice.org_project/4115m2$Build-9813</meta:generator>
    <meta:document-statistic meta:table-count="0" meta:image-count="0" meta:object-count="0" meta:page-count="14" meta:paragraph-count="100" meta:word-count="5841" meta:character-count="37146"/>
  </office:meta>
</office:document-meta>
</file>